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4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3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 style:list-style-name="L2">
      <style:graphic-properties draw:fill-color="#ffffff" draw:textarea-vertical-align="top" fo:min-height="15.48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draw:textarea-vertical-align="middle"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style:text-position="super 58%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text-position="super 58%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100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100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100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resentation by Group 26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Team Members:</text:p>
            <text:p/>
            <text:p>Vishala 14/IT/36</text:p>
            <text:p>Vamsi 14/IT/40</text:p>
            <text:p>Ashish 14/IT/60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im of the Project</text:p>
          </draw:text-box>
        </draw:frame>
        <draw:frame presentation:style-name="pr4" draw:text-style-name="P3" draw:layer="layout" svg:width="25.199cm" svg:height="15.486cm" svg:x="1.4cm" svg:y="4.914cm" presentation:class="subtitle" presentation:user-transformed="true">
          <draw:text-box>
            <text:list text:style-name="L2">
              <text:list-item>
                <text:p text:style-name="P2">Make a site where student and teacher can log into.</text:p>
              </text:list-item>
              <text:list-item>
                <text:p text:style-name="P2">A student can:</text:p>
                <text:list>
                  <text:list-item>
                    <text:p text:style-name="P2">Log in to check the results</text:p>
                  </text:list-item>
                  <text:list-item>
                    <text:p text:style-name="P2">Check assignments</text:p>
                  </text:list-item>
                  <text:list-item>
                    <text:p text:style-name="P2">Upload assignments</text:p>
                  </text:list-item>
                  <text:list-item>
                    <text:p text:style-name="P2">Check message from teachers</text:p>
                  </text:list-item>
                </text:list>
              </text:list-item>
              <text:list-item>
                <text:p text:style-name="P2">A teacher can:</text:p>
                <text:list>
                  <text:list-item>
                    <text:p text:style-name="P2">Upload assignments</text:p>
                  </text:list-item>
                  <text:list-item>
                    <text:p text:style-name="P2">Publish results</text:p>
                  </text:list-item>
                  <text:list-item>
                    <text:p text:style-name="P2">Send mail to students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5cm" svg:height="1.697cm" svg:x="22cm" svg:y="2cm">
          <draw:text-box>
            <text:p>18<text:span text:style-name="T1">th</text:span> Jan 2017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le Structure</text:p>
          </draw:text-box>
        </draw:frame>
        <draw:frame presentation:style-name="pr5" draw:layer="layout" svg:width="25.199cm" svg:height="12.179cm" svg:x="1.801cm" svg:y="4.621cm" presentation:class="outline" presentation:user-transformed="true">
          <draw:text-box>
            <text:list text:style-name="L3">
              <text:list-header>
                <text:p>/css</text:p>
                <text:list>
                  <text:list-item>
                    <text:p>style.css</text:p>
                  </text:list-item>
                </text:list>
                <text:p>/js</text:p>
                <text:list>
                  <text:list-item text:start-value="1">
                    <text:p>main.js</text:p>
                  </text:list-item>
                </text:list>
                <text:p>index.html</text:p>
                <text:p>login.html</text:p>
                <text:p>student.html</text:p>
                <text:p>teacher.html</text:p>
              </text:list-header>
            </text:list>
          </draw:text-box>
        </draw:frame>
        <draw:frame draw:style-name="gr2" draw:text-style-name="P4" draw:layer="layout" svg:width="5cm" svg:height="1.697cm" svg:x="22cm" svg:y="2.001cm">
          <draw:text-box>
            <text:p>18<text:span text:style-name="T1">th</text:span> Jan 2017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nction of each file</text:p>
          </draw:text-box>
        </draw:frame>
        <draw:frame presentation:style-name="pr6" draw:layer="layout" svg:width="25.199cm" svg:height="15.086cm" svg:x="1.4cm" svg:y="4.914cm" presentation:class="outline" presentation:user-transformed="true">
          <draw:text-box>
            <text:list text:style-name="L3">
              <text:list-header>
                <text:p>-css/style.css</text:p>
              </text:list-header>
              <text:list-item>
                <text:p>Main style sheet for webpage styling</text:p>
                <text:p/>
                <text:p>-js/main.js</text:p>
              </text:list-item>
              <text:list-item>
                <text:p>The main java script file used for password verification.</text:p>
                <text:p/>
              </text:list-item>
            </text:list>
          </draw:text-box>
        </draw:frame>
        <draw:frame draw:style-name="gr2" draw:text-style-name="P4" draw:layer="layout" svg:width="5cm" svg:height="1.697cm" svg:x="22cm" svg:y="2.001cm">
          <draw:text-box>
            <text:p>18<text:span text:style-name="T1">th</text:span> Jan 2017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nction of each file</text:p>
          </draw:text-box>
        </draw:frame>
        <draw:frame presentation:style-name="pr5" draw:layer="layout" svg:width="25.199cm" svg:height="15.286cm" svg:x="1.4cm" svg:y="4.914cm" presentation:class="outline" presentation:user-transformed="true">
          <draw:text-box>
            <text:list text:style-name="L3">
              <text:list-item>
                <text:p>index.html</text:p>
                <text:p>Main landing page of the website</text:p>
              </text:list-item>
              <text:list-item>
                <text:p>Login.html</text:p>
                <text:p>Page for signup/login work</text:p>
              </text:list-item>
              <text:list-item>
                <text:p>Student.html</text:p>
                <text:p>The page for student activity after login</text:p>
              </text:list-item>
              <text:list-item>
                <text:p>Teacher.html</text:p>
                <text:p>The page for teacher activity after login</text:p>
              </text:list-item>
            </text:list>
          </draw:text-box>
        </draw:frame>
        <draw:frame draw:style-name="gr2" draw:text-style-name="P4" draw:layer="layout" svg:width="5cm" svg:height="1.697cm" svg:x="22cm" svg:y="2.001cm">
          <draw:text-box>
            <text:p>18<text:span text:style-name="T1">th</text:span> Jan 2017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lan for next week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Add styling to the main page and login page</text:p>
              </text:list-item>
              <text:list-item>
                <text:p text:style-name="P2">Add signup option</text:p>
              </text:list-item>
              <text:list-item>
                <text:p>Use nav bar</text:p>
              </text:list-item>
            </text:list>
          </draw:text-box>
        </draw:frame>
        <draw:frame draw:style-name="gr2" draw:text-style-name="P4" draw:layer="layout" svg:width="5cm" svg:height="1.697cm" svg:x="22cm" svg:y="2.001cm">
          <draw:text-box>
            <text:p>18<text:span text:style-name="T1">th</text:span> Jan 2017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EEK 2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Added CSS to the basic files<text:line-break/></text:p>
              </text:list-item>
              <text:list-item>
                <text:p>Added php authentication of user/password<text:line-break/></text:p>
              </text:list-item>
              <text:list-item>
                <text:p>Added student landing page<text:line-break/></text:p>
              </text:list-item>
            </text:list>
          </draw:text-box>
        </draw:frame>
        <draw:frame draw:style-name="gr3" draw:text-style-name="P4" draw:layer="layout" svg:width="5.2cm" svg:height="0.986cm" svg:x="22.2cm" svg:y="1.8cm">
          <draw:text-box>
            <text:p>25<text:span text:style-name="T1">th</text:span> Jan 2017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ISHAL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Added the main student user page</text:p>
                <text:list>
                  <text:list-item>
                    <text:p>This is the main landing page of a student when he logs in.</text:p>
                  </text:list-item>
                  <text:list-item>
                    <text:p>This page has the relevant student information.</text:p>
                  </text:list-item>
                  <text:list-item>
                    <text:p>Also modifed the login/signup page.</text:p>
                    <text:p/>
                  </text:list-item>
                </text:list>
              </text:list-item>
            </text:list>
          </draw:text-box>
        </draw:frame>
        <draw:frame draw:style-name="gr3" draw:text-style-name="P4" draw:layer="layout" svg:width="5.2cm" svg:height="0.986cm" svg:x="22.2cm" svg:y="1.8cm">
          <draw:text-box>
            <text:p>25<text:span text:style-name="T1">th</text:span> Jan 2017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AMSI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Added the php file and authentication of the same</text:p>
                <text:list>
                  <text:list-item>
                    <text:p>Made a check.php file which checks the user and password provided by the user</text:p>
                  </text:list-item>
                  <text:list-item>
                    <text:p>Connects to SQL database to check the same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5.2cm" svg:height="0.986cm" svg:x="22.2cm" svg:y="1.8cm">
          <draw:text-box>
            <text:p>25<text:span text:style-name="T1">th</text:span> Jan 2017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SHISH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Used CSS to beautify the entire site</text:p>
                <text:list>
                  <text:list-item>
                    <text:p>The user interface is an important aspect of the website.</text:p>
                  </text:list-item>
                  <text:list-item>
                    <text:p>Used basic CSS to beautify the same.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5.2cm" svg:height="0.986cm" svg:x="22.2cm" svg:y="1.8cm">
          <draw:text-box>
            <text:p>25<text:span text:style-name="T1">th</text:span> Jan 2017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LAN FOR NEXT LAB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Use CSS to revamp the website even more.</text:p>
              </text:list-item>
              <text:list-item>
                <text:p>Add separate login/signup page for teachers</text:p>
              </text:list-item>
              <text:list-item>
                <text:p>Make the teachers landing page</text:p>
              </text:list-item>
            </text:list>
          </draw:text-box>
        </draw:frame>
        <draw:frame draw:style-name="gr3" draw:text-style-name="P4" draw:layer="layout" svg:width="5.2cm" svg:height="0.986cm" svg:x="22.2cm" svg:y="1.8cm">
          <draw:text-box>
            <text:p>25<text:span text:style-name="T1">th</text:span> Jan 2017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 text:c="16"/>Week 3 <text:s text:c="11"/><text:span text:style-name="T2"><text:s/>8</text:span><text:span text:style-name="T3">th </text:span><text:span text:style-name="T2">feb 2017</text:span> <text:s/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ustomise the css file to have a better apperance of site.</text:p>
              </text:list-item>
              <text:list-item>
                <text:p>Inserted more option for the sign up table.</text:p>
              </text:list-item>
              <text:list-item>
                <text:p>Added the backend functionality to the site</text:p>
              </text:list-item>
              <text:list-item>
                <text:p>Napbar in progres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 text:c="21"/>Vamsi <text:s text:c="10"/><text:span text:style-name="T2">8</text:span><text:span text:style-name="T3">th</text:span><text:span text:style-name="T2"> feb 2017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Added database.</text:p>
              </text:list-item>
              <text:list-item>
                <text:p>Login and sign up page.</text:p>
                <text:list>
                  <text:list-item>
                    <text:p><text:s/>backend functionality using php in progess .</text:p>
                    <text:p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 text:c="19"/>Vishala <text:s text:c="11"/><text:span text:style-name="T2">8</text:span><text:span text:style-name="T3">th</text:span><text:span text:style-name="T2"> feb 2017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Basic design idea of the site</text:p>
              </text:list-item>
              <text:list-item>
                <text:p>Sign up form</text:p>
                <text:list>
                  <text:list-item>
                    <text:p>Added more attributes to the sign up page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 text:c="17"/>Ashish <text:s text:c="13"/><text:span text:style-name="T2">8</text:span><text:span text:style-name="T3">th</text:span><text:span text:style-name="T2"> feb 2017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Added napbar.</text:p>
              </text:list-item>
              <text:list-item>
                <text:p>Welcome page, login page, sign up page</text:p>
                <text:list>
                  <text:list-item>
                    <text:p>Changed the css file to meet the design as recommended by sir in the previous class<text:tab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lan for the next week <text:s text:c="3"/><text:span text:style-name="T2">8</text:span><text:span text:style-name="T3">th</text:span><text:span text:style-name="T2"> feb 2017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To add more pages to the site.</text:p>
              </text:list-item>
              <text:list-item>
                <text:p>To customise napbar functionality.</text:p>
              </text:list-item>
              <text:list-item>
                <text:p>Error correc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8T10:21:09.660034060</meta:creation-date>
    <meta:generator>LibreOffice/5.1.4.2$Linux_X86_64 LibreOffice_project/10m0$Build-2</meta:generator>
    <dc:date>2017-02-08T10:18:11.778413305</dc:date>
    <meta:editing-duration>PT1H59M56S</meta:editing-duration>
    <meta:editing-cycles>27</meta:editing-cycles>
    <meta:document-statistic meta:object-count="95"/>
  </office:meta>
</office:document-meta>
</file>